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6000000965513D7A37BF3C7D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jf open 粉圓 1.13" svg:font-family="'jf open 粉圓 1.1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2" svg:font-family="'jf open 粉圓 1.1'" style:font-pitch="variable"/>
    <style:font-face style:name="jf open 粉圓 1.11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316cm"/>
    </style:style>
    <style:style style:name="表格1.B" style:family="table-column">
      <style:table-column-properties style:column-width="3.087cm"/>
    </style:style>
    <style:style style:name="表格1.C" style:family="table-column">
      <style:table-column-properties style:column-width="10.61cm"/>
    </style:style>
    <style:style style:name="表格1.1" style:family="table-row">
      <style:table-row-properties style:min-row-height="1.48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1.C1" style:family="table-cell">
      <style:table-cell-properties style:vertical-align="middle" fo:padding="0.097cm" fo:border="0.5pt solid #000000" style:writing-mode="page"/>
    </style:style>
    <style:style style:name="表格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1.404cm"/>
    </style:style>
    <style:style style:name="表格2.B" style:family="table-column">
      <style:table-column-properties style:column-width="5.015cm"/>
    </style:style>
    <style:style style:name="表格2.C" style:family="table-column">
      <style:table-column-properties style:column-width="10.594cm"/>
    </style:style>
    <style:style style:name="表格2.A1" style:family="table-cell">
      <style:table-cell-properties style:vertical-align="middle" fo:padding="0.097cm" fo:border="0.5pt solid #000000" style:writing-mode="page"/>
    </style:style>
    <style:style style:name="表格2.2" style:family="table-row">
      <style:table-row-properties style:min-row-height="1.058cm"/>
    </style:style>
    <style:style style:name="表格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5" style:family="table-row">
      <style:table-row-properties style:min-row-height="3.708cm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3.096cm"/>
    </style:style>
    <style:style style:name="表格5.B" style:family="table-column">
      <style:table-column-properties style:column-width="3.323cm"/>
    </style:style>
    <style:style style:name="表格5.C" style:family="table-column">
      <style:table-column-properties style:column-width="10.594cm"/>
    </style:style>
    <style:style style:name="表格5.1" style:family="table-row">
      <style:table-row-properties style:min-row-height="1.058cm"/>
    </style:style>
    <style:style style:name="表格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5.C1" style:family="table-cell">
      <style:table-cell-properties style:vertical-align="middle" fo:padding="0.097cm" fo:border="0.5pt solid #000000" style:writing-mode="page"/>
    </style:style>
    <style:style style:name="表格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3.187cm"/>
    </style:style>
    <style:style style:name="表格3.B" style:family="table-column">
      <style:table-column-properties style:column-width="1.707cm"/>
    </style:style>
    <style:style style:name="表格3.C" style:family="table-column">
      <style:table-column-properties style:column-width="1.48cm"/>
    </style:style>
    <style:style style:name="表格3.D" style:family="table-column">
      <style:table-column-properties style:column-width="10.638cm"/>
    </style:style>
    <style:style style:name="表格3.1" style:family="table-row">
      <style:table-row-properties style:min-row-height="1.058cm"/>
    </style:style>
    <style:style style:name="表格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3.C1" style:family="table-cell">
      <style:table-cell-properties style:vertical-align="middle" fo:padding="0.097cm" fo:border="0.5pt solid #000000" style:writing-mode="page"/>
    </style:style>
    <style:style style:name="表格3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3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2" style:master-page-name="">
      <style:paragraph-properties fo:margin-top="0.55cm" fo:margin-bottom="0.409cm" loext:contextual-spacing="false" style:page-number="auto" fo:break-before="page">
        <style:tab-stops/>
      </style:paragraph-properties>
      <style:text-properties officeooo:rsid="00105a22" officeooo:paragraph-rsid="00350e0f"/>
    </style:style>
    <style:style style:name="P2" style:family="paragraph" style:parent-style-name="Standard">
      <style:text-properties style:font-name="jf open 粉圓 1.12" fo:font-size="14pt" style:font-name-asian="jf open 粉圓 1.1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jf open 粉圓 1.12" fo:font-size="14pt" officeooo:paragraph-rsid="001dd1e5" style:font-name-asian="jf open 粉圓 1.1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jf open 粉圓 1.12" fo:font-size="14pt" officeooo:paragraph-rsid="00419a75" style:font-name-asian="jf open 粉圓 1.1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jf open 粉圓 1.12" fo:font-size="14pt" style:font-name-asian="jf open 粉圓 1.12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jf open 粉圓 1.12" fo:font-size="14pt" officeooo:rsid="0029159e" officeooo:paragraph-rsid="0029159e" style:font-name-asian="jf open 粉圓 1.12" style:font-size-asian="14pt" style:font-name-complex="jf open 粉圓 1.13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jf open 粉圓 1.12" fo:font-size="14pt" officeooo:rsid="00233146" officeooo:paragraph-rsid="0024cb0d" style:font-name-asian="jf open 粉圓 1.12" style:font-size-asian="14pt" style:font-name-complex="Noto Sans CJK TC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jf open 粉圓 1.12" fo:font-size="14pt" officeooo:rsid="004a1e75" officeooo:paragraph-rsid="001dd1e5" fo:background-color="transparent" style:font-name-asian="jf open 粉圓 1.12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jf open 粉圓 1.12" fo:font-size="14pt" officeooo:rsid="004a1e75" officeooo:paragraph-rsid="003b88a7" fo:background-color="transparent" style:font-name-asian="jf open 粉圓 1.1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jf open 粉圓 1.12" fo:font-size="14pt" officeooo:rsid="004a1e75" officeooo:paragraph-rsid="003e0820" fo:background-color="transparent" style:font-name-asian="jf open 粉圓 1.12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jf open 粉圓 1.12" fo:font-size="14pt" officeooo:rsid="004b5158" officeooo:paragraph-rsid="001dd1e5" fo:background-color="transparent" style:font-name-asian="jf open 粉圓 1.1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jf open 粉圓 1.12" fo:font-size="14pt" officeooo:rsid="00233146" officeooo:paragraph-rsid="0024cb0d" fo:background-color="transparent" style:font-name-asian="jf open 粉圓 1.12" style:font-size-asian="14pt" style:font-name-complex="Noto Sans CJK TC" style:font-size-complex="14pt"/>
    </style:style>
    <style:style style:name="P13" style:family="paragraph" style:parent-style-name="Table_20_Contents">
      <style:text-properties fo:color="#3465a4" style:font-name="jf open 粉圓 1.12" fo:font-size="20pt" style:font-name-asian="jf open 粉圓 1.12" style:font-size-asian="20pt" style:font-size-complex="20pt"/>
    </style:style>
    <style:style style:name="P14" style:family="paragraph" style:parent-style-name="Table_20_Contents">
      <style:paragraph-properties fo:text-align="start" style:justify-single-word="false"/>
      <style:text-properties fo:color="#3465a4" style:font-name="jf open 粉圓 1.12" fo:font-size="20pt" officeooo:paragraph-rsid="001dd1e5" style:font-name-asian="jf open 粉圓 1.12" style:font-size-asian="20pt" style:font-size-complex="20pt"/>
    </style:style>
    <style:style style:name="P15" style:family="paragraph" style:parent-style-name="Table_20_Contents">
      <style:text-properties fo:color="#3465a4" style:font-name="jf open 粉圓 1.12" fo:font-size="20pt" officeooo:paragraph-rsid="002c28c4" style:font-name-asian="jf open 粉圓 1.12" style:font-size-asian="20pt" style:font-size-complex="20pt"/>
    </style:style>
    <style:style style:name="P16" style:family="paragraph" style:parent-style-name="Table_20_Contents">
      <style:text-properties style:font-name="jf open 粉圓 1.12" fo:font-size="14pt" style:font-name-asian="jf open 粉圓 1.12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jf open 粉圓 1.12" fo:font-size="14pt" officeooo:paragraph-rsid="001dd1e5" style:font-name-asian="jf open 粉圓 1.12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jf open 粉圓 1.12" fo:font-size="14pt" officeooo:rsid="00419a75" officeooo:paragraph-rsid="00419a75" style:font-name-asian="jf open 粉圓 1.12" style:font-size-asian="14pt" style:font-size-complex="14pt"/>
    </style:style>
    <style:style style:name="P19" style:family="paragraph" style:parent-style-name="Table_20_Contents">
      <style:text-properties style:font-name="jf open 粉圓 1.12" fo:font-size="14pt" officeooo:paragraph-rsid="002b646b" style:font-name-asian="jf open 粉圓 1.12" style:font-size-asian="14pt" style:font-size-complex="14pt"/>
    </style:style>
    <style:style style:name="P20" style:family="paragraph" style:parent-style-name="Table_20_Contents">
      <style:text-properties style:font-name="jf open 粉圓 1.12" fo:font-size="14pt" officeooo:paragraph-rsid="002f3026" style:font-name-asian="jf open 粉圓 1.12" style:font-size-asian="14pt" style:font-size-complex="14pt"/>
    </style:style>
    <style:style style:name="P21" style:family="paragraph" style:parent-style-name="Table_20_Contents">
      <style:text-properties style:font-name="jf open 粉圓 1.12" fo:font-size="14pt" officeooo:paragraph-rsid="003ff510" style:font-name-asian="jf open 粉圓 1.12" style:font-size-asian="14pt" style:font-size-complex="14pt"/>
    </style:style>
    <style:style style:name="P22" style:family="paragraph" style:parent-style-name="Table_20_Contents">
      <style:text-properties style:font-name="jf open 粉圓 1.12" fo:font-size="14pt" officeooo:paragraph-rsid="004469b6" style:font-name-asian="jf open 粉圓 1.12" style:font-size-asian="14pt" style:font-size-complex="14pt"/>
    </style:style>
    <style:style style:name="P23" style:family="paragraph" style:parent-style-name="Table_20_Contents">
      <style:text-properties style:font-name="jf open 粉圓 1.12" fo:font-size="14pt" officeooo:rsid="004876b9" officeooo:paragraph-rsid="004876b9" style:font-name-asian="jf open 粉圓 1.12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jf open 粉圓 1.12" fo:font-size="14pt" officeooo:rsid="004a1e75" officeooo:paragraph-rsid="001dd1e5" fo:background-color="transparent" style:font-name-asian="jf open 粉圓 1.12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jf open 粉圓 1.12" fo:font-size="14pt" officeooo:rsid="004a1e75" officeooo:paragraph-rsid="001dd1e5" fo:background-color="transparent" style:font-name-asian="jf open 粉圓 1.12" style:font-size-asian="14pt" style:font-size-complex="14pt"/>
    </style:style>
    <style:style style:name="P26" style:family="paragraph" style:parent-style-name="Table_20_Contents">
      <style:text-properties style:font-name="jf open 粉圓 1.12" fo:font-size="14pt" fo:font-weight="normal" officeooo:paragraph-rsid="0040821d" style:font-name-asian="jf open 粉圓 1.12" style:font-size-asian="14pt" style:font-weight-asian="normal" style:font-size-complex="14pt" style:font-weight-complex="normal"/>
    </style:style>
    <style:style style:name="P27" style:family="paragraph" style:parent-style-name="Text_20_body">
      <style:text-properties style:font-name="jf open 粉圓 1.12" fo:font-size="14pt" style:font-name-asian="jf open 粉圓 1.12" style:font-size-asian="14pt" style:font-size-complex="14pt"/>
    </style:style>
    <style:style style:name="P28" style:family="paragraph" style:parent-style-name="Text_20_body">
      <style:text-properties style:font-name="jf open 粉圓 1.12" fo:font-size="14pt" officeooo:rsid="002f3026" officeooo:paragraph-rsid="00320615" style:font-name-asian="jf open 粉圓 1.12" style:font-size-asian="14pt" style:font-name-complex="OpenSymbol1" style:font-size-complex="14pt"/>
    </style:style>
    <style:style style:name="P29" style:family="paragraph" style:parent-style-name="Text_20_body">
      <style:paragraph-properties fo:text-align="center" style:justify-single-word="false"/>
      <style:text-properties fo:color="#2a9d8f" style:font-name="jf open 粉圓 1.1" fo:font-size="18pt" fo:font-style="normal" fo:font-weight="normal" officeooo:rsid="00105a22" officeooo:paragraph-rsid="004469b6" style:font-name-asian="jf open 粉圓 1.11" style:font-size-asian="18pt" style:font-weight-asian="normal" style:font-name-complex="Noto Sans CJK TC" style:font-size-complex="18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2a9d8f" style:font-name="jf open 粉圓 1.1" fo:font-size="18pt" fo:font-style="normal" fo:font-weight="normal" officeooo:rsid="00105a22" officeooo:paragraph-rsid="0044bc18" style:font-name-asian="jf open 粉圓 1.11" style:font-size-asian="18pt" style:font-weight-asian="normal" style:font-name-complex="Noto Sans CJK TC" style:font-size-complex="18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color="#2a9d8f" style:font-name="jf open 粉圓 1.1" fo:font-size="11.3999996185303pt" fo:font-style="normal" fo:font-weight="normal" officeooo:rsid="00105a22" officeooo:paragraph-rsid="004469b6" style:font-name-asian="jf open 粉圓 1.11" style:font-size-asian="10pt" style:font-weight-asian="normal" style:font-name-complex="Noto Sans CJK TC" style:font-size-complex="11.3999996185303pt" style:font-weight-complex="bold"/>
    </style:style>
    <style:style style:name="P32" style:family="paragraph" style:parent-style-name="Text_20_body">
      <style:text-properties officeooo:paragraph-rsid="0044bc18"/>
    </style:style>
    <style:style style:name="T1" style:family="text">
      <style:text-properties officeooo:rsid="004d39d4"/>
    </style:style>
    <style:style style:name="T2" style:family="text">
      <style:text-properties officeooo:rsid="002d3b12" style:font-name-complex="OpenSymbol1"/>
    </style:style>
    <style:style style:name="T3" style:family="text">
      <style:text-properties officeooo:rsid="002d3b12" style:font-name-complex="jf open 粉圓 1.13"/>
    </style:style>
    <style:style style:name="T4" style:family="text">
      <style:text-properties officeooo:rsid="002d3b12" style:font-name-complex="Noto Sans CJK TC"/>
    </style:style>
    <style:style style:name="T5" style:family="text">
      <style:text-properties officeooo:rsid="002d3b12"/>
    </style:style>
    <style:style style:name="T6" style:family="text">
      <style:text-properties fo:color="#000000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陳宏彰的學習歷程自述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4" office:value-type="string">
            <text:p text:style-name="P14"/>
            <text:p text:style-name="P14">個人特質</text:p>
          </table:table-cell>
          <table:table-cell table:style-name="表格1.A1" office:value-type="string">
            <text:p text:style-name="P3">對世界充滿好奇</text:p>
          </table:table-cell>
          <table:table-cell table:style-name="表格1.C1" office:value-type="string">
            <text:p text:style-name="P3">從小我就是十萬個為什麼，剛好爸爸是物理系畢業，能滿足我個各種問題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有耐心不怕挫折</text:p>
          </table:table-cell>
          <table:table-cell table:style-name="表格1.C2" office:value-type="string">
            <text:p text:style-name="P3">高一時段考班排25 名，經過兩年的努力到班排第3 名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統整歸納</text:p>
          </table:table-cell>
          <table:table-cell table:style-name="表格1.C2" office:value-type="string">
            <text:p text:style-name="P3">遇到困難的事件時，我會用心智圖、表格等工具輔助思考，解決問題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創造力</text:p>
          </table:table-cell>
          <table:table-cell table:style-name="表格1.C2" office:value-type="string">
            <text:p text:style-name="P3">我國中就被巴克球的各種變化深深吸引，我不停的嘗試各種組合、變化，將它組合成各種形狀。</text:p>
          </table:table-cell>
        </table:table-row>
      </table:table>
      <text:p text:style-name="P27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table:number-columns-spanned="3" office:value-type="string">
            <text:p text:style-name="P14">學習經歷</text:p>
          </table:table-cell>
          <table:covered-table-cell/>
          <table:covered-table-cell/>
        </table:table-row>
        <table:table-row table:style-name="表格2.2">
          <table:table-cell table:style-name="表格2.A2" table:number-rows-spanned="3" office:value-type="string">
            <text:p text:style-name="P18"><text:s/>英文學習</text:p>
          </table:table-cell>
          <table:table-cell table:style-name="表格2.A2" office:value-type="string">
            <text:p text:style-name="P3">多益 825 分藍色證書</text:p>
          </table:table-cell>
          <table:table-cell table:style-name="表格2.C2" table:number-rows-spanned="3" office:value-type="string">
            <text:p text:style-name="P6">英文能力讓我樂意閱讀英文的文章，獲取新知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3">全民英檢中級聽說讀寫通過</text:p>
          </table:table-cell>
          <table:covered-table-cell/>
        </table:table-row>
        <table:table-row table:style-name="表格2.2">
          <table:covered-table-cell/>
          <table:table-cell table:style-name="表格2.A2" office:value-type="string">
            <text:p text:style-name="P4">全民英檢中高級聽說通過</text:p>
          </table:table-cell>
          <table:covered-table-cell/>
        </table:table-row>
        <table:table-row table:style-name="表格2.5">
          <table:table-cell table:style-name="表格2.A2" table:number-rows-spanned="4" office:value-type="string">
            <text:p text:style-name="Text_20_body"/>
            <text:p text:style-name="P17">專業課程</text:p>
          </table:table-cell>
          <table:table-cell table:style-name="表格2.A2" office:value-type="string">
            <text:p text:style-name="P4">高中物理實驗</text:p>
          </table:table-cell>
          <table:table-cell table:style-name="表格2.C2" office:value-type="string">
            <text:p text:style-name="P32">靜力平衡、滑軌實驗、熱容量測定實驗、折射率測定實驗、氣柱共振實驗、雙夾縫干涉實驗、等電位線繪製實驗、惠司同電橋電阻測定實驗。<text:line-break/>以上的實驗使我更紮實物理的學習，對我開啟物理學的大門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3">科技倫理</text:p>
          </table:table-cell>
          <table:table-cell table:style-name="表格2.C2" office:value-type="string">
            <text:p text:style-name="P6">在與同學的討論中辯論真理，用批判性的思考進行理性的思辨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3">python APCS解題</text:p>
          </table:table-cell>
          <table:table-cell table:style-name="表格2.C2" office:value-type="string">
            <text:p text:style-name="P7">借助程式化的工具解決複雜的數學問題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3">嵌入式系統開發</text:p>
          </table:table-cell>
          <table:table-cell table:style-name="表格2.C2" office:value-type="string">
            <text:p text:style-name="P3">4x4x4 LED cube 引起我的電學興趣。</text:p>
          </table:table-cell>
        </table:table-row>
        <table:table-row table:style-name="表格2.2">
          <table:table-cell table:style-name="表格2.A2" table:number-rows-spanned="4" office:value-type="string">
            <text:p text:style-name="P24">社團活動</text:p>
          </table:table-cell>
          <table:table-cell table:style-name="表格2.A2" office:value-type="string">
            <text:p text:style-name="P8">四校聯課總召</text:p>
          </table:table-cell>
          <table:table-cell table:style-name="表格2.C2" office:value-type="string">
            <text:p text:style-name="P8">辦活動的經歷增強我領導統整的能力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9">社課講師</text:p>
          </table:table-cell>
          <table:table-cell table:style-name="表格2.C2" table:number-rows-spanned="2" office:value-type="string">
            <text:p text:style-name="P8">教學的經驗讓我不懼怕在人群面前說話，清晰表達自己的思緒，分享我的知識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10">寒暑訓講師</text:p>
          </table:table-cell>
          <table:covered-table-cell/>
        </table:table-row>
        <table:table-row table:style-name="表格2.2">
          <table:covered-table-cell/>
          <table:table-cell table:style-name="表格2.A2" office:value-type="string">
            <text:p text:style-name="P8">社團伺服器維護人</text:p>
          </table:table-cell>
          <table:table-cell table:style-name="表格2.C2" office:value-type="string">
            <text:p text:style-name="P8">伺服器有時會因為種種原因當機，例如過熱、斷線、設定不當，不厭其煩的找出問題並解決。</text:p>
          </table:table-cell>
        </table:table-row>
        <text:soft-page-break/>
        <table:table-row table:style-name="表格2.2">
          <table:table-cell table:style-name="表格2.A2" table:number-rows-spanned="3" office:value-type="string">
            <text:p text:style-name="P24">校外活動</text:p>
          </table:table-cell>
          <table:table-cell table:style-name="表格2.A2" office:value-type="string">
            <text:p text:style-name="P11">2019 <text:span text:style-name="T1">SITCON Hour of Code 志工</text:span></text:p>
          </table:table-cell>
          <table:table-cell table:style-name="表格2.C2" office:value-type="string">
            <text:p text:style-name="P12">服務的熱忱，貢獻所學，樂於分享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11">中華電信 IoT 營</text:p>
          </table:table-cell>
          <table:table-cell table:style-name="表格2.C2" table:number-rows-spanned="2" office:value-type="string">
            <text:p text:style-name="P12">探索前瞻的科技領域。</text:p>
          </table:table-cell>
        </table:table-row>
        <table:table-row table:style-name="表格2.2">
          <table:covered-table-cell/>
          <table:table-cell table:style-name="表格2.A2" office:value-type="string">
            <text:p text:style-name="P11">高中職 AI 競技營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5">特殊表現</text:p>
          </table:table-cell>
          <table:table-cell table:style-name="表格2.A2" office:value-type="string">
            <text:p text:style-name="P25">通報學校資安漏洞</text:p>
          </table:table-cell>
          <table:table-cell table:style-name="表格2.C2" office:value-type="string">
            <text:p text:style-name="P12">主動維護資安，遵守科技倫理。</text:p>
          </table:table-cell>
        </table:table-row>
      </table:table>
      <text:p text:style-name="Text_20_body"/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table:number-rows-spanned="5" office:value-type="string">
            <text:p text:style-name="P13">申請動機</text:p>
          </table:table-cell>
          <table:table-cell table:style-name="表格5.A1" office:value-type="string">
            <text:p text:style-name="P16">父親的影響</text:p>
          </table:table-cell>
          <table:table-cell table:style-name="表格5.C1" office:value-type="string">
            <text:p text:style-name="P16">爸爸是物理系畢業，我時常會和他討論物理上的問題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6">個人熱情</text:p>
          </table:table-cell>
          <table:table-cell table:style-name="表格5.C2" office:value-type="string">
            <text:p text:style-name="P16">開拓人類知識的新疆域，接受未知的挑戰、具有積極探索新事物決心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6">從小接觸各種科普書籍與活動</text:p>
          </table:table-cell>
          <table:table-cell table:style-name="表格5.C2" office:value-type="string">
            <text:p text:style-name="P19">魔法校車、小牛頓、科學人、數理化通俗演義、科教館等等的書籍、活動啟蒙了我的理性邏輯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6">理解萬物真理</text:p>
          </table:table-cell>
          <table:table-cell table:style-name="表格5.C2" office:value-type="string">
            <text:p text:style-name="P16">我想要探索這個世界運行秩序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23">成大優良師資</text:p>
          </table:table-cell>
          <table:table-cell table:style-name="表格5.C2" office:value-type="string">
            <text:p text:style-name="P16">成大連七年奪企業最愛大學、世界大學學術排名居台灣翹楚，令我嚮往。</text:p>
          </table:table-cell>
        </table:table-row>
      </table:table>
      <text:p text:style-name="Text_20_body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table:number-rows-spanned="5" office:value-type="string">
            <text:p text:style-name="P15">讀書計畫</text:p>
          </table:table-cell>
          <table:table-cell table:style-name="表格3.A1" office:value-type="string">
            <text:p text:style-name="P16">近程</text:p>
          </table:table-cell>
          <table:table-cell table:style-name="表格3.C1" table:number-columns-spanned="2" office:value-type="string">
            <text:p text:style-name="P16"><text:span text:style-name="T2">●</text:span><text:span text:style-name="T3"> </text:span>完成高中微積分課程、達到英文多益 950 分。</text:p>
            <text:p text:style-name="P22"><text:span text:style-name="T2">●</text:span><text:span text:style-name="T4"> </text:span>5月到8月參加全國大學先修課程，如微積分、<text:span text:style-name="T6">普物</text:span> <text:s text:c="14"/></text:p>
          </table:table-cell>
          <table:covered-table-cell/>
        </table:table-row>
        <table:table-row table:style-name="表格3.1">
          <table:covered-table-cell/>
          <table:table-cell table:style-name="表格3.B2" table:number-rows-spanned="3" office:value-type="string">
            <text:p text:style-name="P2">中程</text:p>
          </table:table-cell>
          <table:table-cell table:style-name="表格3.B2" office:value-type="string">
            <text:p text:style-name="P20">專業<text:line-break/>課程</text:p>
          </table:table-cell>
          <table:table-cell table:style-name="表格3.D2" office:value-type="string">
            <text:p text:style-name="P21">微積分、普物、普化、<text:span text:style-name="T7">物理數學、力學、電磁學、光學、量子物理、材料物理科學導論、天文學、專題講座、專題研究計畫。</text:span></text:p>
          </table:table-cell>
        </table:table-row>
        <table:table-row table:style-name="表格3.1">
          <table:covered-table-cell/>
          <table:covered-table-cell/>
          <table:table-cell table:style-name="表格3.B2" office:value-type="string">
            <text:p text:style-name="P16">休閒<text:line-break/>生活</text:p>
          </table:table-cell>
          <table:table-cell table:style-name="表格3.D2" office:value-type="string">
            <text:p text:style-name="P26">持續運動，例如：桌球、羽球。</text:p>
            <text:p text:style-name="P26">閱讀雜誌、參加校園講座。</text:p>
          </table:table-cell>
        </table:table-row>
        <table:table-row table:style-name="表格3.1">
          <table:covered-table-cell/>
          <table:covered-table-cell/>
          <table:table-cell table:style-name="表格3.B2" office:value-type="string">
            <text:p text:style-name="P16">其它</text:p>
          </table:table-cell>
          <table:table-cell table:style-name="表格3.D2" office:value-type="string">
            <text:p text:style-name="P16">尋找實習機會。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20">遠程</text:p>
          </table:table-cell>
          <table:table-cell table:style-name="表格3.D2" table:number-columns-spanned="2" office:value-type="string">
            <text:p text:style-name="P28"><text:span text:style-name="T5">●</text:span><text:span text:style-name="T4"> </text:span>研究所精進知能，充實學業。<text:line-break/><text:span text:style-name="T5">●</text:span><text:span text:style-name="T4"> </text:span>從事研究相關工作。<text:line-break/><text:span text:style-name="T5">●</text:span><text:span text:style-name="T4"> 物理是要念一輩子的，無論將來走向什麼領域，它將是我生命中不可獲缺的一部分。</text:span></text:p>
          </table:table-cell>
          <table:covered-table-cell/>
        </table:table-row>
      </table:table>
      <text:p text:style-name="P31"/>
      <text:p text:style-name="P29">感謝教授的翻閱及指導，您辛苦了！</text:p>
      <text:p text:style-name="P30">我是陳宏彰，我準備好了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jf open 粉圓 1.13" svg:font-family="'jf open 粉圓 1.1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2" svg:font-family="'jf open 粉圓 1.1'" style:font-pitch="variable"/>
    <style:font-face style:name="jf open 粉圓 1.11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fill-image draw:name="Bitmap_20_5" draw:display-name="Bitmap 5" xlink:href="Pictures/1000020100000096000000965513D7A37BF3C7D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/>
      <style:text-properties style:font-name="jf open 粉圓 1.12" fo:font-family="'jf open 粉圓 1.1'" style:font-pitch="variable" fo:font-size="14pt" style:font-name-asian="jf open 粉圓 1.12" style:font-family-asian="'jf open 粉圓 1.1'" style:font-pitch-asian="variable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fo:text-align="center" style:justify-single-word="false" style:page-number="auto">
        <style:tab-stops/>
      </style:paragraph-properties>
      <style:text-properties fo:color="#2a9d8f" style:font-name="jf open 粉圓 1.1" fo:font-family="'jf open 粉圓 1.1'" style:font-style-name="義式粗斜體" style:font-pitch="variable" fo:font-size="24pt" fo:font-style="normal" fo:font-weight="normal" style:font-name-asian="jf open 粉圓 1.1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2a9d8f" style:font-name="jf open 粉圓 1.11" fo:font-family="'jf open 粉圓 1.1'" style:font-style-name="粗體" style:font-pitch="variable" fo:font-size="21pt" fo:font-weight="normal" style:font-name-asian="jf open 粉圓 1.11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2a9d8f" style:font-name="jf open 粉圓 1.1" fo:font-family="'jf open 粉圓 1.1'" style:font-style-name="義式粗斜體" style:font-pitch="variable" fo:font-size="20pt" fo:font-style="normal" fo:font-weight="normal" style:font-name-asian="jf open 粉圓 1.1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2a9d8f" style:font-name="jf open 粉圓 1.1" fo:font-family="'jf open 粉圓 1.1'" style:font-style-name="義式粗斜體" style:font-pitch="variable" fo:font-size="16pt" fo:font-style="normal" fo:font-weight="bold" style:font-name-asian="jf open 粉圓 1.1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line-height="115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1:41:50.397988423</meta:creation-date>
    <dc:date>2021-04-05T20:36:52.512064087</dc:date>
    <meta:editing-duration>PT2H4M38S</meta:editing-duration>
    <meta:editing-cycles>19</meta:editing-cycles>
    <meta:generator>LibreOffice/6.4.6.2$Linux_X86_64 LibreOffice_project/40$Build-2</meta:generator>
    <meta:document-statistic meta:table-count="4" meta:image-count="0" meta:object-count="0" meta:page-count="2" meta:paragraph-count="69" meta:word-count="1016" meta:character-count="1101" meta:non-whitespace-character-count="1056"/>
  </office:meta>
</office:document-meta>
</file>